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ystem" style:font-pitch="variable"/>
  </office:font-face-decls>
  <office:automatic-styles>
    <style:style style:name="P1" style:family="paragraph" style:parent-style-name="Standard">
      <style:text-properties officeooo:rsid="0009d865" officeooo:paragraph-rsid="0009d865"/>
    </style:style>
    <style:style style:name="P2" style:family="paragraph" style:parent-style-name="Standard">
      <style:paragraph-properties fo:text-align="end" style:justify-single-word="false"/>
      <style:text-properties officeooo:rsid="0009d865" officeooo:paragraph-rsid="0009d865"/>
    </style:style>
    <style:style style:name="P3" style:family="paragraph" style:parent-style-name="Standard">
      <style:paragraph-properties fo:text-align="center" style:justify-single-word="false"/>
      <style:text-properties officeooo:rsid="0009d865" officeooo:paragraph-rsid="0009d865"/>
    </style:style>
    <style:style style:name="P4" style:family="paragraph" style:parent-style-name="Standard">
      <style:text-properties officeooo:paragraph-rsid="0009d865"/>
    </style:style>
    <style:style style:name="T1" style:family="text">
      <style:text-properties officeooo:rsid="0009d86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ООО «Прибыльное дело»</text:p>
      <text:p text:style-name="P1">302028 г. Орел, ул. Пионерская, д.4</text:p>
      <text:p text:style-name="P1">тел. (4862) 74-15-48; e-mail: www.navar.ru</text:p>
      <text:p text:style-name="P1">Дата ___</text:p>
      <text:p text:style-name="P2">Наименование организации _____</text:p>
      <text:p text:style-name="P2">Почтовый адрес ____</text:p>
      <text:p text:style-name="P2"/>
      <text:p text:style-name="P3">Уважаемый господин ___!</text:p>
      <text:p text:style-name="P3"/>
      <text:p text:style-name="P4"><text:span text:style-name="T1"><text:tab/>В течение прошлого года наше предприятие активно сотрудничало с Вашей организацией по реализации продукции ____ в соответствии с договором </text:span>№ <text:span text:style-name="T1">___ от ____.</text:span></text:p>
      <text:p text:style-name="P1"><text:tab/>Мы рады и в дальнейшем сотрудничать с Вами в этой области, однако нашим расчетам за Вашей организацией числится дебиторская задолженность в размере _____,</text:p>
      <text:p text:style-name="P1">дата погашения задолженности ______.</text:p>
      <text:p text:style-name="P1">Для справок можете связаться с менеджером по продажам _____, телефон _____, e-mail ____</text:p>
      <text:p text:style-name="P1"/>
      <text:p text:style-name="P2">С уважением, директор ООО «Прибыльное дело»</text:p>
      <text:p text:style-name="P2">А.А. Мудрый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imbus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ru" fo:country="RU" style:letter-kerning="true" style:font-name-asian="Nimbus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imbus Sans" style:font-family-asian="'Nimbus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04T21:51:44.510978559</meta:creation-date>
    <dc:date>2025-12-04T21:56:21.556198056</dc:date>
    <meta:editing-duration>PT4M37S</meta:editing-duration>
    <meta:editing-cycles>1</meta:editing-cycles>
    <meta:document-statistic meta:table-count="0" meta:image-count="0" meta:object-count="0" meta:page-count="1" meta:paragraph-count="13" meta:word-count="96" meta:character-count="664" meta:non-whitespace-character-count="579"/>
    <meta:generator>LibreOffice/25.8.3.2$Linux_X86_64 LibreOffice_project/580$Build-2</meta:generator>
  </office:meta>
</office:document-meta>
</file>